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978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3.422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uits</text:p>
          </table:table-cell>
          <table:table-cell/>
          <table:table-cell office:value-type="string" calcext:value-type="string">
            <text:p>Nuts and see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rries</text:p>
          </table:table-cell>
          <table:table-cell/>
          <table:table-cell office:value-type="string" calcext:value-type="string">
            <text:p>Kootu options</text:p>
          </table:table-cell>
          <table:table-cell/>
          <table:table-cell office:value-type="string" calcext:value-type="string">
            <text:p>Morning snacks</text:p>
          </table:table-cell>
          <table:table-cell/>
          <table:table-cell office:value-type="string" calcext:value-type="string">
            <text:p>Evening snacks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apaya</text:p>
          </table:table-cell>
          <table:table-cell/>
          <table:table-cell office:value-type="string" calcext:value-type="string">
            <text:p>Walnut</text:p>
          </table:table-cell>
          <table:table-cell/>
          <table:table-cell office:value-type="string" calcext:value-type="string">
            <text:p>Strawberries</text:p>
          </table:table-cell>
          <table:table-cell/>
          <table:table-cell office:value-type="string" calcext:value-type="string">
            <text:p>Spinach kootu</text:p>
          </table:table-cell>
          <table:table-cell/>
          <table:table-cell office:value-type="string" calcext:value-type="string">
            <text:p>Fruits</text:p>
          </table:table-cell>
          <table:table-cell/>
          <table:table-cell office:value-type="string" calcext:value-type="string">
            <text:p>Frui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Badam</text:p>
          </table:table-cell>
          <table:table-cell/>
          <table:table-cell office:value-type="string" calcext:value-type="string">
            <text:p>Blueberries</text:p>
          </table:table-cell>
          <table:table-cell/>
          <table:table-cell office:value-type="string" calcext:value-type="string">
            <text:p>Chow chow carrot kootu</text:p>
          </table:table-cell>
          <table:table-cell/>
          <table:table-cell office:value-type="string" calcext:value-type="string">
            <text:p>Nuts</text:p>
          </table:table-cell>
          <table:table-cell/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wi</text:p>
          </table:table-cell>
          <table:table-cell/>
          <table:table-cell office:value-type="string" calcext:value-type="string">
            <text:p>Pista</text:p>
          </table:table-cell>
          <table:table-cell table:number-columns-repeated="3"/>
          <table:table-cell office:value-type="string" calcext:value-type="string">
            <text:p>Pumpkin carrot kootu</text:p>
          </table:table-cell>
          <table:table-cell/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Sprou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Groundnut</text:p>
          </table:table-cell>
          <table:table-cell table:number-columns-repeated="3"/>
          <table:table-cell office:value-type="string" calcext:value-type="string">
            <text:p>Beans carrot Kootu</text:p>
          </table:table-cell>
          <table:table-cell table:number-columns-repeated="3"/>
          <table:table-cell office:value-type="string" calcext:value-type="string">
            <text:p>Sundal variet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termelon</text:p>
          </table:table-cell>
          <table:table-cell/>
          <table:table-cell office:value-type="string" calcext:value-type="string">
            <text:p>Chia seeds</text:p>
          </table:table-cell>
          <table:table-cell table:number-columns-repeated="3"/>
          <table:table-cell office:value-type="string" calcext:value-type="string">
            <text:p>Avial</text:p>
          </table:table-cell>
          <table:table-cell table:number-columns-repeated="3"/>
          <table:table-cell office:value-type="string" calcext:value-type="string">
            <text:p>Mi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skmelon</text:p>
          </table:table-cell>
          <table:table-cell/>
          <table:table-cell office:value-type="string" calcext:value-type="string">
            <text:p>Sunflower seeds</text:p>
          </table:table-cell>
          <table:table-cell table:number-columns-repeated="3"/>
          <table:table-cell office:value-type="string" calcext:value-type="string">
            <text:p>Gourd morkozhamb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Watermelon seeds</text:p>
          </table:table-cell>
          <table:table-cell table:number-columns-repeated="3"/>
          <table:table-cell office:value-type="string" calcext:value-type="string">
            <text:p>Arbi morkozhambu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laxseed</text:p>
          </table:table-cell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 calcext:value-type="string">
            <text:p>Sambar options</text:p>
          </table:table-cell>
          <table:table-cell/>
          <table:table-cell office:value-type="string" calcext:value-type="string">
            <text:p>Vegetable options</text:p>
          </table:table-cell>
          <table:table-cell/>
          <table:table-cell office:value-type="string" calcext:value-type="string">
            <text:p>Breakfast only base options</text:p>
          </table:table-cell>
          <table:table-cell/>
          <table:table-cell office:value-type="string" calcext:value-type="string">
            <text:p>Dinner only base options</text:p>
          </table:table-cell>
          <table:table-cell/>
          <table:table-cell office:value-type="string" calcext:value-type="string">
            <text:p>Breakfast and dinner common op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xed veg sambar</text:p>
          </table:table-cell>
          <table:table-cell/>
          <table:table-cell office:value-type="string" calcext:value-type="string">
            <text:p>Potato</text:p>
          </table:table-cell>
          <table:table-cell table:number-columns-repeated="5"/>
          <table:table-cell office:value-type="string" calcext:value-type="string">
            <text:p>White rice dos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umstick radish sambar</text:p>
          </table:table-cell>
          <table:table-cell/>
          <table:table-cell office:value-type="string" calcext:value-type="string">
            <text:p>..</text:p>
          </table:table-cell>
          <table:table-cell table:number-columns-repeated="5"/>
          <table:table-cell office:value-type="string" calcext:value-type="string">
            <text:p>Wheat rava dosa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White rice idli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oong dal idli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Oats idli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Oats rava dosa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dai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Templat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fast, morning-snack, lunch, evening-snack, dinne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eakfast, lunch, evening-snack, dinne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nch, evening-snack, dinner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Per day configureable op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 bowl for breakfas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nimal effort home cooki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w many times tea / coffee in a day. With or without milk? Do you add sugar or not?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 you have curd as part of lunch and / or dinner?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 you include papad in lunch / dinner? How many would you like to include?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 you want specific batter based recipes? Batter availability (adai / idli / rava idli / dosa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hat kind of rice do you typically have?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all sides, add possible bases that go with i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 daily dozen rules as constraints. If user selects only lunch and dinner, tell the user that these these fruits, berries, nuts and seeds have to b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aten, please find a way to eat them to be holistic.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ening snack is fixed. Having evening snack nut, berry and flaxseed bowl as fixed for now as there is no other way they can get added to diet.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ing the chosen templates, provide a macro balanced meal (carbs, protein, all types of fat, sodium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lax saturated fat intake until you figure out alternate ways to get Vitamin B12. Once you figure out supplements, update algorithm to take this into portion control considerat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e are fixing milk / curd at 80 ml per serving. Only question is how much times a person has milk and curd. 4 times would mean about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6g of saturated fat, we will have some room remaining from recipe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kay to ask user to eat fruits at his / her convenient time if he / she hasn’t chosen fruit bow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kay to do weekly balance for spike micro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rite program to identify like for like replacements in existing recipe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ater: 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ter identifying menu for a day, help in cooking the same. Tell what to do when, what to boil, etc.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entify weekly configureable options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daily configuration for minimal effort cooking using packaged products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ng in likes and dislikes of the use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 week, spike micronutrient balance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gure out how to do like for like replacement for foods without spike micros (recipe level refresh)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nch template - Rice + Sambar / Rasam + Dry vegetable + Kootu / Roti + jeera rice + dal + sabzi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ng in any recipe days with just calorie counter that just suggests portions to keep calorie under control giving the user choice to cook anything in a day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Algorithm to determine a holistic meal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bs, all types of fat, protein percentage as input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 number of meals chosen, total calorific requirement of user, macro perc required, to generate portion per meal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ute sodium in above, if too much sodium, identify if it due to too much portion or due to recipe. Don’t have to do anything about this for now.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sugar based on number of times of tea / coffee in a day. Add calories from milk and curd given by the user. Only remaining should be computed by the program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 user ticks curd, fix amount of curd consumed. 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urated fat in recipes should be less than 13g. Even in that, good amount will be plant based. Milk drin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ily dozen constraints (number of times cruciferous / greens in a week, etc)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roblem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ounting for saturated fat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en to insert fruits in templates without fruit bowl?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w to balance specific micros like vitamin-a / vitamin-k, etc which are spike based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gure out what and all info to include in a recipe to be able to support all kinds of analysi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6T12:34:38.852023080</meta:creation-date>
    <meta:generator>LibreOffice/7.1.3.2$MacOSX_X86_64 LibreOffice_project/47f78053abe362b9384784d31a6e56f8511eb1c1</meta:generator>
    <dc:date>2022-01-26T17:06:38.083961206</dc:date>
    <meta:editing-duration>PT4H57S</meta:editing-duration>
    <meta:editing-cycles>36</meta:editing-cycles>
    <meta:document-statistic meta:table-count="1" meta:cell-count="140" meta:object-count="0"/>
  </office:meta>
</office:document-meta>
</file>